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1.7839in"/>
    </style:style>
    <style:style style:name="co3" style:family="table-column">
      <style:table-column-properties fo:break-before="auto" style:column-width="1.04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Radio Shack MIDI Lights – Ordering Board Bill Of Materia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Quantity</text:p>
          </table:table-cell>
          <table:table-cell table:style-name="ce2" office:value-type="string">
            <text:p>Part </text:p>
          </table:table-cell>
          <table:table-cell table:style-name="ce2" office:value-type="string">
            <text:p>Vendor</text:p>
          </table:table-cell>
          <table:table-cell table:style-name="ce2" office:value-type="string">
            <text:p>Part Number</text:p>
          </table:table-cell>
          <table:table-cell table:style-name="ce2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N4148 Diode</text:p>
          </table:table-cell>
          <table:table-cell office:value-type="string">
            <text:p>Radio Shack</text:p>
          </table:table-cell>
          <table:table-cell office:value-type="string">
            <text:p>276-1122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N4004 Rectifier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5:0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1-12-15T15:09:33</dc:date>
    <dc:creator>Vincent Marshall</dc:creator>
    <meta:editing-duration>PT25M12S</meta:editing-duration>
    <meta:editing-cycles>1</meta:editing-cycles>
    <meta:document-statistic meta:table-count="3" meta:cell-count="17" meta:object-count="0"/>
    <meta:generator>OpenOffice.org/3.3$Unix OpenOffice.org_project/330m20$Build-9567</meta:generator>
  </office:meta>
</office:document-meta>
</file>